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color="#800000" fo:font-weight="normal" style:font-weight-asian="normal" style:font-weight-complex="normal"/>
    </style:style>
    <style:style style:name="P7" style:family="paragraph" style:parent-style-name="Standard" style:list-style-name="L4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6800870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958660078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 – similar(?) a dcterms:subject </text:p>
            </text:list-item>
            <text:list-item>
              <text:p text:style-name="P4">dbpprop:precededBy</text:p>
            </text:list-item>
            <text:list-item>
              <text:p text:style-name="P4">dbpprop:language – língua do filme</text:p>
            </text:list-item>
            <text:list-item>
              <text:p text:style-name="P4">dbpprop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</text:p>
            </text:list-item>
            <text:list-item>
              <text:p text:style-name="P4">rdfs:label – título em diversos idiomas</text:p>
              <text:p text:style-name="P4"/>
            </text:list-item>
          </text:list>
        </text:list-item>
      </text:list>
      <text:list xml:id="list1701044416" text:continue-list="list1376800870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874314291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 <text:s/>= dbpedia:birthPlace</text:p>
        </text:list-item>
        <text:list-item>
          <text:p text:style-name="P5">friends_hometown = dbpedia:birthPlace</text:p>
        </text:list-item>
        <text:list-item>
          <text:p text:style-name="P5">user_interests</text:p>
        </text:list-item>
        <text:list-item>
          <text:p text:style-name="P5">friends_interests</text:p>
        </text:list-item>
        <text:list-item>
          <text:p text:style-name="P5">user_likes</text:p>
        </text:list-item>
        <text:list-item>
          <text:p text:style-name="P5">friends_likes</text:p>
        </text:list-item>
        <text:list-item>
          <text:p text:style-name="P5">user_location</text:p>
        </text:list-item>
        <text:list-item>
          <text:p text:style-name="P5">friends_location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</text:p>
        </text:list-item>
        <text:list-item>
          <text:p text:style-name="P5">friends_relationship_details</text:p>
        </text:list-item>
        <text:list-item>
          <text:p text:style-name="P5">user_religion_politics</text:p>
        </text:list-item>
        <text:list-item>
          <text:p text:style-name="P5">friends_religion_politics</text:p>
        </text:list-item>
        <text:list-item>
          <text:p text:style-name="P5">user_subscriptions</text:p>
        </text:list-item>
        <text:list-item>
          <text:p text:style-name="P5">friends_subscriptions</text:p>
        </text:list-item>
        <text:list-item>
          <text:p text:style-name="P5">user_videos</text:p>
        </text:list-item>
        <text:list-item>
          <text:p text:style-name="P5">friend_videos</text:p>
          <text:p text:style-name="P6">Pendente: mapear em uma Ontologia ou criar uma nova.</text:p>
        </text:list-item>
      </text:list>
      <text:list xml:id="list414381835" text:continue-list="list1701044416" text:style-name="L1">
        <text:list-item>
          <text:p text:style-name="P2">Regras </text:p>
        </text:list-item>
      </text:list>
      <text:list xml:id="list1365498385" text:style-name="L4">
        <text:list-item>
          <text:p text:style-name="P7">Um filme é relacionado a outro se um é sequência de outro &gt;&gt; ligar com o linkedmb prequel, sequel , etc.</text:p>
        </text:list-item>
        <text:list-item>
          <text:p text:style-name="P7">Quando dois filmes tem o mesmo diretor (starring, director)</text:p>
        </text:list-item>
        <text:list-item>
          <text:p text:style-name="P7">Se dois filmes tem categoria em comum (criminals, e.g.)</text:p>
        </text:list-item>
        <text:list-item>
          <text:p text:style-name="P7"/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 LibreOffice_project/350m1$Build-2</meta:generator>
    <dc:date>2014-02-08T16:47:00</dc:date>
    <meta:editing-duration>PT44M23S</meta:editing-duration>
    <meta:editing-cycles>21</meta:editing-cycles>
    <dc:creator>Flavio </dc:creator>
    <meta:document-statistic meta:table-count="0" meta:image-count="0" meta:object-count="0" meta:page-count="1" meta:paragraph-count="40" meta:word-count="181" meta:character-count="1241" meta:non-whitespace-character-count="1133"/>
  </office:meta>
</office:document-meta>
</file>